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CC000022029DBF4BC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MI8" svg:font-family="CMMI8"/>
    <style:font-face style:name="CMR6" svg:font-family="CMR6"/>
    <style:font-face style:name="CMR8" svg:font-family="CMR8"/>
    <style:font-face style:name="CMSY8" svg:font-family="CMSY8"/>
    <style:font-face style:name="Segoe UI" svg:font-family="'Segoe UI'"/>
    <style:font-face style:name="F17" svg:font-family="F17" style:font-family-generic="swiss"/>
    <style:font-face style:name="F75" svg:font-family="F75" style:font-family-generic="swiss"/>
    <style:font-face style:name="F76" svg:font-family="F76" style:font-family-generic="swiss"/>
    <style:font-face style:name="F77" svg:font-family="F77" style:font-family-generic="swiss"/>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0.661cm" style:rel-column-width="375*"/>
    </style:style>
    <style:style style:name="Tabela1.B" style:family="table-column">
      <style:table-column-properties style:column-width="3.281cm" style:rel-column-width="1860*"/>
    </style:style>
    <style:style style:name="Tabela1.C" style:family="table-column">
      <style:table-column-properties style:column-width="4.207cm" style:rel-column-width="2385*"/>
    </style:style>
    <style:style style:name="Tabela1.D" style:family="table-column">
      <style:table-column-properties style:column-width="1.565cm" style:rel-column-width="887*"/>
    </style:style>
    <style:style style:name="Tabela1.E" style:family="table-column">
      <style:table-column-properties style:column-width="3.039cm" style:rel-column-width="1723*"/>
    </style:style>
    <style:style style:name="Tabela1.F" style:family="table-column">
      <style:table-column-properties style:column-width="3.043cm" style:rel-column-width="1725*"/>
    </style:style>
    <style:style style:name="Tabela1.G" style:family="table-column">
      <style:table-column-properties style:column-width="1.217cm" style:rel-column-width="690*"/>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2" style:family="table">
      <style:table-properties style:width="17.013cm" fo:margin-left="0cm" fo:margin-right="-0.012cm" table:align="margins"/>
    </style:style>
    <style:style style:name="Tabela2.A" style:family="table-column">
      <style:table-column-properties style:column-width="8.149cm" style:rel-column-width="4620*"/>
    </style:style>
    <style:style style:name="Tabela2.B" style:family="table-column">
      <style:table-column-properties style:column-width="8.864cm" style:rel-column-width="5025*"/>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9" style:family="paragraph" style:parent-style-name="Standard">
      <style:paragraph-properties fo:line-height="150%" fo:text-align="justify" style:justify-single-word="false" style:text-autospace="none"/>
    </style:style>
    <style:style style:name="P10" style:family="paragraph" style:parent-style-name="Standard">
      <style:paragraph-properties fo:line-height="150%" style:text-autospace="none"/>
    </style:style>
    <style:style style:name="P11"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12" style:family="paragraph" style:parent-style-name="Standard" style:master-page-name="MP0">
      <style:paragraph-properties fo:text-align="center" style:justify-single-word="false" style:page-number="auto" fo:break-before="page"/>
    </style:style>
    <style:style style:name="P13"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14"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15" style:family="paragraph" style:parent-style-name="Standard">
      <style:paragraph-properties fo:line-height="150%" style:text-autospace="none"/>
      <style:text-properties style:font-name="GraphicSabon-Bold" fo:font-size="11pt" style:font-name-asian="GraphicSabon-Bold" style:font-size-asian="11pt" style:font-name-complex="GraphicSabon-Bold" style:font-size-complex="11pt"/>
    </style:style>
    <style:style style:name="P16"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17"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Segoe UI"/>
    </style:style>
    <style:style style:name="T7" style:family="text">
      <style:text-properties style:font-name="F75" fo:font-size="8pt" style:font-name-asian="F75" style:font-size-asian="8pt" style:font-name-complex="F75" style:font-size-complex="8pt"/>
    </style:style>
    <style:style style:name="T8" style:family="text">
      <style:text-properties style:font-name="F75" style:font-name-asian="F75" style:font-name-complex="F75"/>
    </style:style>
    <style:style style:name="T9" style:family="text">
      <style:text-properties style:font-name="CMSY8" fo:font-size="8pt" style:font-name-asian="CMSY8" style:font-size-asian="8pt" style:font-name-complex="CMSY8" style:font-size-complex="8pt"/>
    </style:style>
    <style:style style:name="T10" style:family="text">
      <style:text-properties style:font-name="CMSY8" style:font-name-asian="CMSY8" style:font-name-complex="CMSY8"/>
    </style:style>
    <style:style style:name="T11" style:family="text">
      <style:text-properties style:font-name="Segoe UI"/>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weight-asian="bold"/>
    </style:style>
    <style:style style:name="T16" style:family="text">
      <style:text-properties style:font-weight-complex="bold"/>
    </style:style>
    <style:style style:name="T17" style:family="text">
      <style:text-properties style:font-name="CMR8" style:font-name-asian="CMR8" style:font-name-complex="CMR8"/>
    </style:style>
    <style:style style:name="T18" style:family="text">
      <style:text-properties style:font-name="CMR8" fo:font-size="8pt" style:font-name-asian="CMR8" style:font-size-asian="8pt" style:font-name-complex="CMR8"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8">Resumo</text:p>
      <text:p text:style-name="P8"/>
      <text:p text:style-name="P9"><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omo sendo um subconjunto de um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11">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6"><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 ou o Disco [], onde o usuário pode seguir links de um recurso para o outro navegando na Web de dados. Dessa forma, as requisições web são reescritas em consultas SQL usando o mapeamento. Essa tradução “on-the-fly” permite a publicação de grandes bases de dados no formato RDF e elimina a necessidade de replicação desses dados.</text:p>
      <text:p text:style-name="P9"><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11">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p text:style-name="P7"><text:tab/>Primeiro, criamos uma ontologia source <text:span text:style-name="T5">s</text:span> = (V<text:span text:style-name="T4">s</text:span>, C<text:span text:style-name="T4">s</text:span>), que modela os dados a serem publicados. Em seguida, escolhemos uma ontologia de domínio <text:span text:style-name="T5">d</text:span> = (V<text:span text:style-name="T4">d</text:span>, C<text:span text:style-name="T4">d</text:span>), que modela o domínio da aplicação. De fato, <text:span text:style-name="T5">d</text:span> pode ser uma combinação de ontologias cobrindo diferentes domínios. Depois criamos um mapeamento de <text:span text:style-name="T6">γ de </text:span><text:span text:style-name="T5">s </text:span><text:span text:style-name="T6">para </text:span><text:span text:style-name="T5">d</text:span>, onde <text:span text:style-name="T6">γ pode não ter todos os símbolos definidos em </text:span>V<text:span text:style-name="T4">d</text:span><text:span text:style-name="T6"> e gera uma ontologia exportada que é um subconjunto da ontologia de domínio. Por fim, a publicação da ontologia exportada, a qual pode ser feita de duas formas: virtual ou materializada. Na primeira não temos o problema de manter os dados atualizados.</text:span></text:p>
      <text:p text:style-name="P7"><text:span text:style-name="T6"><text:tab/>Nesse trabalho são abordados os problemas relativos ao último passo utilizando a forma </text:span><text:soft-page-break/><text:span text:style-name="T6">virtual para publicar os dados. É necessário encontrar formas de traduzir os mapeamentos de alto nível γ para a linguagem de mapeamento D2RM suportada pelo D2R Server. <text:s/></text:span></text:p>
      <text:p text:style-name="P11">3 Mapeamento D2RQ</text:p>
      <text:p text:style-name="P6">xxx</text:p>
      <text:p text:style-name="P7"/>
      <text:p text:style-name="P15"><text:span text:style-name="T13">4 Estudo de Caso</text:span></text:p>
      <text:p text:style-name="P14"/>
      <text:p text:style-name="P14">Esta seção apresenta o exemplo utilizado por [Sacramento] que foi adaptou de [Casanova et al. 2009], de um acesso a lojas virtuais mediado para clientes que compram livro na Web. O exemplo inclui duas ontologias locais, uma ontologia de domínio e duas ontologias de aplicação. Nesse trabalho iremos focar nos mapeamentos entre as ontologias locais e de aplicação.</text:p>
      <text:p text:style-name="P7"><draw:frame draw:style-name="fr1" draw:name="figura1" text:anchor-type="paragraph" svg:width="9.419cm" svg:height="8.707cm" draw:z-index="0"><draw:image xlink:href="Pictures/20000007000024CC000022029DBF4BC3.svm" xlink:type="simple" xlink:show="embed" xlink:actuate="onLoad"/></draw:frame></text:p>
      <table:table table:name="Tabela2" table:style-name="Tabela2">
        <table:table-column table:style-name="Tabela2.A"/>
        <table:table-column table:style-name="Tabela2.B"/>
        <table:table-row>
          <table:table-cell table:style-name="Tabela2.A1" office:value-type="string">
            <text:p text:style-name="P7">CREATE TABLE Publisher (</text:p>
            <text:p text:style-name="P7"><text:s text:c="4"/>name VARCHAR(100) NOT NULL,</text:p>
            <text:p text:style-name="P7"><text:s text:c="4"/>address VARCHAR(200) NOT NULL,</text:p>
            <text:p text:style-name="P7"><text:s text:c="4"/>primary key(name)</text:p>
            <text:p text:style-name="P7">);</text:p>
          </table:table-cell>
          <table:table-cell table:style-name="Tabela2.B1" office:value-type="string">
            <text:p text:style-name="P7">CREATE TABLE Book (</text:p>
            <text:p text:style-name="P7"><text:s text:c="4"/>title VARCHAR(100) NOT NULL,</text:p>
            <text:p text:style-name="P7"><text:s text:c="4"/>price DECIMAL(15,2) NOT NULL,</text:p>
            <text:p text:style-name="P7"><text:s text:c="4"/>currency VARCHAR(20) NOT NULL, <text:s text:c="3"/></text:p>
            <text:p text:style-name="P7"><text:s text:c="4"/>isbn VARCHAR(20) NULL,</text:p>
            <text:p text:style-name="P7"><text:s text:c="4"/>author VARCHAR(100) NULL,</text:p>
            <text:p text:style-name="P7"><text:s text:c="4"/>pub VARCHAR(100) NULL,</text:p>
            <text:p text:style-name="P7"><text:s text:c="4"/>PRIMARY KEY(title),</text:p>
            <text:p text:style-name="P7"><text:s text:c="4"/>FOREIGN KEY(pub)</text:p>
            <text:p text:style-name="P7"><text:s text:c="8"/>REFERENCES Publisher(name)</text:p>
            <text:p text:style-name="P7">);</text:p>
            <text:p text:style-name="P7"><text:soft-page-break/></text:p>
          </table:table-cell>
        </table:table-row>
        <table:table-row>
          <table:table-cell table:style-name="Tabela2.A2" office:value-type="string">
            <text:p text:style-name="P7">CREATE TABLE Recorder (</text:p>
            <text:p text:style-name="P7"><text:s text:c="4"/>recname VARCHAR(100) NOT NULL,</text:p>
            <text:p text:style-name="P7"><text:s text:c="4"/>primary key(recname)</text:p>
            <text:p text:style-name="P7">);</text:p>
          </table:table-cell>
          <table:table-cell table:style-name="Tabela2.B2" office:value-type="string">
            <text:p text:style-name="P7">CREATE TABLE Music (</text:p>
            <text:p text:style-name="P7"><text:s text:c="4"/>title VARCHAR(100) NOT NULL,</text:p>
            <text:p text:style-name="P7"><text:s text:c="4"/>price DECIMAL(15,2) NOT NULL,</text:p>
            <text:p text:style-name="P7"><text:s text:c="4"/>currency VARCHAR(20) NOT NULL, <text:s text:c="3"/></text:p>
            <text:p text:style-name="P7"><text:s text:c="4"/>rec VARCHAR(100) NOT NULL,</text:p>
            <text:p text:style-name="P7"><text:s text:c="4"/>PRIMARY KEY(title),</text:p>
            <text:p text:style-name="P7"><text:s text:c="4"/>FOREIGN KEY(rec)</text:p>
            <text:p text:style-name="P7"><text:s text:c="8"/>REFERENCES Recorder(recname)</text:p>
            <text:p text:style-name="P7">);</text:p>
            <text:p text:style-name="P7"/>
          </table:table-cell>
        </table:table-row>
        <table:table-row>
          <table:table-cell table:style-name="Tabela2.A2" office:value-type="string">
            <text:p text:style-name="P7">CREATE TABLE Video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cell table:style-name="Tabela2.B2" office:value-type="string">
            <text:p text:style-name="P7">CREATE TABLE PC_HW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row>
      </table:table>
      <text:p text:style-name="P7"/>
      <text:p text:style-name="P7"/>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17">#</text:p>
          </table:table-cell>
          <table:table-cell table:style-name="Tabela1.A1" table:number-columns-spanned="3" office:value-type="string">
            <text:p text:style-name="P17">Ontologia Local - <text:span text:style-name="T14">Amazon</text:span></text:p>
          </table:table-cell>
          <table:covered-table-cell/>
          <table:covered-table-cell/>
          <table:table-cell table:style-name="Tabela1.E1" table:number-columns-spanned="3" office:value-type="string">
            <text:p text:style-name="P17">Ontologia de Domínio - <text:span text:style-name="T14">Sales</text:span></text:p>
          </table:table-cell>
          <table:covered-table-cell/>
          <table:covered-table-cell/>
        </table:table-row>
        <table:table-row>
          <table:table-cell table:style-name="Tabela1.A2" office:value-type="string">
            <text:p text:style-name="P17"/>
          </table:table-cell>
          <table:table-cell table:style-name="Tabela1.A2" office:value-type="string">
            <text:p text:style-name="P17">v1</text:p>
          </table:table-cell>
          <table:table-cell table:style-name="Tabela1.A2" office:value-type="string">
            <text:p text:style-name="P17">e1</text:p>
          </table:table-cell>
          <table:table-cell table:style-name="Tabela1.A2" office:value-type="string">
            <text:p text:style-name="P17">r1</text:p>
          </table:table-cell>
          <table:table-cell table:style-name="Tabela1.A2" office:value-type="string">
            <text:p text:style-name="P17">v2</text:p>
          </table:table-cell>
          <table:table-cell table:style-name="Tabela1.A2" office:value-type="string">
            <text:p text:style-name="P17">e2</text:p>
          </table:table-cell>
          <table:table-cell table:style-name="Tabela1.G2" office:value-type="string">
            <text:p text:style-name="P17">r2</text:p>
          </table:table-cell>
        </table:table-row>
        <table:table-row>
          <table:table-cell table:style-name="Tabela1.A3" office:value-type="float" office:value="1">
            <text:p text:style-name="P17">1</text:p>
          </table:table-cell>
          <table:table-cell table:style-name="Tabela1.A2" office:value-type="string">
            <text:p text:style-name="P17">a: title</text:p>
          </table:table-cell>
          <table:table-cell table:style-name="Tabela1.A2" office:value-type="string">
            <text:p text:style-name="P17">a: Book</text:p>
          </table:table-cell>
          <table:table-cell table:style-name="Tabela1.A2" office:value-type="string">
            <text:p text:style-name="P17"><text:span text:style-name="T6">Τ</text:span></text:p>
          </table:table-cell>
          <table:table-cell table:style-name="Tabela1.A2" office:value-type="string">
            <text:p text:style-name="P17">s: title</text:p>
          </table:table-cell>
          <table:table-cell table:style-name="Tabela1.A2" office:value-type="string">
            <text:p text:style-name="P17">s: Book</text:p>
          </table:table-cell>
          <table:table-cell table:style-name="Tabela1.G2" office:value-type="string">
            <text:p text:style-name="P17"><text:span text:style-name="T6">Τ</text:span></text:p>
          </table:table-cell>
        </table:table-row>
        <table:table-row>
          <table:table-cell table:style-name="Tabela1.A3" office:value-type="float" office:value="2">
            <text:p text:style-name="P17">2</text:p>
          </table:table-cell>
          <table:table-cell table:style-name="Tabela1.A2" office:value-type="string">
            <text:p text:style-name="P17">a: publisher</text:p>
          </table:table-cell>
          <table:table-cell table:style-name="Tabela1.A2" office:value-type="string">
            <text:p text:style-name="P17">a: Book</text:p>
          </table:table-cell>
          <table:table-cell table:style-name="Tabela1.A2" office:value-type="string">
            <text:p text:style-name="P17"><text:span text:style-name="T6">Τ</text:span></text:p>
          </table:table-cell>
          <table:table-cell table:style-name="Tabela1.A2" office:value-type="string">
            <text:p text:style-name="P17">s: pub</text:p>
          </table:table-cell>
          <table:table-cell table:style-name="Tabela1.A2" office:value-type="string">
            <text:p text:style-name="P17">s: Book</text:p>
          </table:table-cell>
          <table:table-cell table:style-name="Tabela1.G2" office:value-type="string">
            <text:p text:style-name="P17"><text:span text:style-name="T6">Τ</text:span></text:p>
          </table:table-cell>
        </table:table-row>
        <table:table-row>
          <table:table-cell table:style-name="Tabela1.A3" office:value-type="float" office:value="3">
            <text:p text:style-name="P17">3</text:p>
          </table:table-cell>
          <table:table-cell table:style-name="Tabela1.A2" office:value-type="string">
            <text:p text:style-name="P17">a: Book</text:p>
          </table:table-cell>
          <table:table-cell table:style-name="Tabela1.A2" office:value-type="string">
            <text:p text:style-name="P17"><text:span text:style-name="T6">Τ</text:span></text:p>
          </table:table-cell>
          <table:table-cell table:style-name="Tabela1.A2" office:value-type="string">
            <text:p text:style-name="P17"><text:span text:style-name="T6">Τ</text:span></text:p>
          </table:table-cell>
          <table:table-cell table:style-name="Tabela1.A2" office:value-type="string">
            <text:p text:style-name="P17">s: Book</text:p>
          </table:table-cell>
          <table:table-cell table:style-name="Tabela1.A2" office:value-type="string">
            <text:p text:style-name="P17"><text:span text:style-name="T6">Τ</text:span></text:p>
          </table:table-cell>
          <table:table-cell table:style-name="Tabela1.G2" office:value-type="string">
            <text:p text:style-name="P17"><text:span text:style-name="T6">Τ</text:span></text:p>
          </table:table-cell>
        </table:table-row>
        <table:table-row>
          <table:table-cell table:style-name="Tabela1.A3" office:value-type="float" office:value="4">
            <text:p text:style-name="P17">4</text:p>
          </table:table-cell>
          <table:table-cell table:style-name="Tabela1.A2" office:value-type="string">
            <text:p text:style-name="P17">a: title</text:p>
          </table:table-cell>
          <table:table-cell table:style-name="Tabela1.A2" office:value-type="string">
            <text:p text:style-name="P17">a: Music</text:p>
          </table:table-cell>
          <table:table-cell table:style-name="Tabela1.A2" office:value-type="string">
            <text:p text:style-name="P17"><text:span text:style-name="T6">Τ</text:span></text:p>
          </table:table-cell>
          <table:table-cell table:style-name="Tabela1.A2" office:value-type="string">
            <text:p text:style-name="P17">s: title</text:p>
          </table:table-cell>
          <table:table-cell table:style-name="Tabela1.A2" office:value-type="string">
            <text:p text:style-name="P17">s: Music</text:p>
          </table:table-cell>
          <table:table-cell table:style-name="Tabela1.G2" office:value-type="string">
            <text:p text:style-name="P17"><text:span text:style-name="T6">Τ</text:span></text:p>
          </table:table-cell>
        </table:table-row>
        <table:table-row>
          <table:table-cell table:style-name="Tabela1.A3" office:value-type="float" office:value="5">
            <text:p text:style-name="P17">5</text:p>
          </table:table-cell>
          <table:table-cell table:style-name="Tabela1.A2" office:value-type="string">
            <text:p text:style-name="P17">a: Music</text:p>
          </table:table-cell>
          <table:table-cell table:style-name="Tabela1.A2" office:value-type="string">
            <text:p text:style-name="P17"><text:span text:style-name="T6">Τ</text:span></text:p>
          </table:table-cell>
          <table:table-cell table:style-name="Tabela1.A2" office:value-type="string">
            <text:p text:style-name="P17"><text:span text:style-name="T6">Τ</text:span></text:p>
          </table:table-cell>
          <table:table-cell table:style-name="Tabela1.A2" office:value-type="string">
            <text:p text:style-name="P17">s: Music</text:p>
          </table:table-cell>
          <table:table-cell table:style-name="Tabela1.A2" office:value-type="string">
            <text:p text:style-name="P17"><text:span text:style-name="T6">Τ</text:span></text:p>
          </table:table-cell>
          <table:table-cell table:style-name="Tabela1.G2" office:value-type="string">
            <text:p text:style-name="P17"><text:span text:style-name="T6">Τ</text:span></text:p>
          </table:table-cell>
        </table:table-row>
        <table:table-row>
          <table:table-cell table:style-name="Tabela1.A3" office:value-type="float" office:value="6">
            <text:p text:style-name="P17">6</text:p>
          </table:table-cell>
          <table:table-cell table:style-name="Tabela1.A2" office:value-type="string">
            <text:p text:style-name="P17">a: name</text:p>
          </table:table-cell>
          <table:table-cell table:style-name="Tabela1.A2" office:value-type="string">
            <text:p text:style-name="P17">a: Publ</text:p>
          </table:table-cell>
          <table:table-cell table:style-name="Tabela1.A2" office:value-type="string">
            <text:p text:style-name="P17"><text:span text:style-name="T6">Τ</text:span></text:p>
          </table:table-cell>
          <table:table-cell table:style-name="Tabela1.A2" office:value-type="string">
            <text:p text:style-name="P17">s: name</text:p>
          </table:table-cell>
          <table:table-cell table:style-name="Tabela1.A2" office:value-type="string">
            <text:p text:style-name="P17">s: Publ</text:p>
          </table:table-cell>
          <table:table-cell table:style-name="Tabela1.G2" office:value-type="string">
            <text:p text:style-name="P17"><text:span text:style-name="T6">Τ</text:span></text:p>
          </table:table-cell>
        </table:table-row>
        <table:table-row>
          <table:table-cell table:style-name="Tabela1.A3" office:value-type="float" office:value="7">
            <text:p text:style-name="P17">7</text:p>
          </table:table-cell>
          <table:table-cell table:style-name="Tabela1.A2" office:value-type="string">
            <text:p text:style-name="P17">a: address</text:p>
          </table:table-cell>
          <table:table-cell table:style-name="Tabela1.A2" office:value-type="string">
            <text:p text:style-name="P17">a: Publ</text:p>
          </table:table-cell>
          <table:table-cell table:style-name="Tabela1.A2" office:value-type="string">
            <text:p text:style-name="P17"><text:span text:style-name="T6">Τ</text:span></text:p>
          </table:table-cell>
          <table:table-cell table:style-name="Tabela1.A2" office:value-type="string">
            <text:p text:style-name="P17">s: address</text:p>
          </table:table-cell>
          <table:table-cell table:style-name="Tabela1.A2" office:value-type="string">
            <text:p text:style-name="P17">s: Publ</text:p>
          </table:table-cell>
          <table:table-cell table:style-name="Tabela1.G2" office:value-type="string">
            <text:p text:style-name="P17"><text:span text:style-name="T6">Τ</text:span></text:p>
          </table:table-cell>
        </table:table-row>
        <table:table-row>
          <table:table-cell table:style-name="Tabela1.A3" office:value-type="float" office:value="8">
            <text:p text:style-name="P17">8</text:p>
          </table:table-cell>
          <table:table-cell table:style-name="Tabela1.A2" office:value-type="string">
            <text:p text:style-name="P17">a: Publ</text:p>
          </table:table-cell>
          <table:table-cell table:style-name="Tabela1.A2" office:value-type="string">
            <text:p text:style-name="P17"><text:span text:style-name="T6">Τ</text:span></text:p>
          </table:table-cell>
          <table:table-cell table:style-name="Tabela1.A2" office:value-type="string">
            <text:p text:style-name="P17"><text:span text:style-name="T6">Τ</text:span></text:p>
          </table:table-cell>
          <table:table-cell table:style-name="Tabela1.A2" office:value-type="string">
            <text:p text:style-name="P17">s: Publ</text:p>
          </table:table-cell>
          <table:table-cell table:style-name="Tabela1.A2" office:value-type="string">
            <text:p text:style-name="P17"><text:span text:style-name="T6">Τ</text:span></text:p>
          </table:table-cell>
          <table:table-cell table:style-name="Tabela1.G2" office:value-type="string">
            <text:p text:style-name="P17"><text:span text:style-name="T6">Τ</text:span></text:p>
          </table:table-cell>
        </table:table-row>
        <table:table-row>
          <table:table-cell table:style-name="Tabela1.A3" office:value-type="float" office:value="9">
            <text:p text:style-name="P17">9</text:p>
          </table:table-cell>
          <table:table-cell table:style-name="Tabela1.A2" office:value-type="string">
            <text:p text:style-name="P17">a: recname</text:p>
          </table:table-cell>
          <table:table-cell table:style-name="Tabela1.A2" office:value-type="string">
            <text:p text:style-name="P17">a: Recorder</text:p>
          </table:table-cell>
          <table:table-cell table:style-name="Tabela1.A2" office:value-type="string">
            <text:p text:style-name="P17"><text:span text:style-name="T6">Τ</text:span></text:p>
          </table:table-cell>
          <table:table-cell table:style-name="Tabela1.A2" office:value-type="string">
            <text:p text:style-name="P17">s: recorder</text:p>
          </table:table-cell>
          <table:table-cell table:style-name="Tabela1.A2" office:value-type="string">
            <text:p text:style-name="P17">s: Music</text:p>
          </table:table-cell>
          <table:table-cell table:style-name="Tabela1.G2" office:value-type="string">
            <text:p text:style-name="P17"><text:span text:style-name="T6">Τ</text:span></text:p>
          </table:table-cell>
        </table:table-row>
      </table:table>
      <text:p text:style-name="P7"/>
      <text:p text:style-name="P7">Mapeamento D2RQ:</text:p>
      <text:p text:style-name="P7"><text:span text:style-name="T13">#1</text:span><text:tab/>s : title(b, t) ← a : title(b, t), a : Book(b)</text:p>
      <text:p text:style-name="P16">map:book_title a d2rq:PropertyBridge;</text:p>
      <text:p text:style-name="P16"><text:s text:c="4"/>d2rq:belongsToClassMap map:book;</text:p>
      <text:p text:style-name="P16"><text:s text:c="4"/>d2rq:property rdfs:label;</text:p>
      <text:p text:style-name="P16"><text:s text:c="4"/>d2rq:column "book.title";</text:p>
      <text:p text:style-name="P16"><text:soft-page-break/><text:s text:c="4"/>.</text:p>
      <text:p text:style-name="P16"/>
      <text:p text:style-name="P7"><text:span text:style-name="T13">#2</text:span><text:tab/>s : pub(b, p) ← a : publisher(b, p), a : Book(b)</text:p>
      <text:p text:style-name="P16">map:book_pub a d2rq:PropertyBridge;</text:p>
      <text:p text:style-name="P16"><text:s text:c="4"/>d2rq:belongsToClassMap map:book;</text:p>
      <text:p text:style-name="P16"><text:s text:c="4"/>d2rq:property a:Publ;</text:p>
      <text:p text:style-name="P16"><text:s text:c="4"/>d2rq:refersToClassMap map:publisher;</text:p>
      <text:p text:style-name="P16"><text:s text:c="4"/>d2rq:join "book.pub =&gt; publisher.name";</text:p>
      <text:p text:style-name="P16"><text:s text:c="4"/>.</text:p>
      <text:p text:style-name="P7"/>
      <text:p text:style-name="P7"><text:span text:style-name="T13">#3<text:tab/></text:span>s : Book(b) ← a : Book(b)</text:p>
      <text:p text:style-name="P16">map:book a d2rq:ClassMap;</text:p>
      <text:p text:style-name="P16"><text:s text:c="4"/>d2rq:dataStorage map:database;</text:p>
      <text:p text:style-name="P16"><text:s text:c="4"/>d2rq:uriPattern "book/@@book.title|urlify@@";</text:p>
      <text:p text:style-name="P16"><text:s text:c="4"/>d2rq:class a:Book;</text:p>
      <text:p text:style-name="P16"><text:s text:c="4"/>d2rq:classDefinitionLabel "book";</text:p>
      <text:p text:style-name="P16"><text:s text:c="4"/>.</text:p>
      <text:p text:style-name="P7"/>
      <text:p text:style-name="P7"><text:span text:style-name="T13">#4</text:span><text:tab/>s : title(m, t) ← a : title(m, t), a : Music(m)</text:p>
      <text:p text:style-name="P16">map:music_title a d2rq:PropertyBridge;</text:p>
      <text:p text:style-name="P16"><text:s text:c="4"/>d2rq:belongsToClassMap map:music;</text:p>
      <text:p text:style-name="P16"><text:s text:c="4"/>d2rq:property rdfs:label;</text:p>
      <text:p text:style-name="P16"><text:s text:c="4"/>d2rq:column "music.title";</text:p>
      <text:p text:style-name="P16"><text:s text:c="4"/>.</text:p>
      <text:p text:style-name="P16"/>
      <text:p text:style-name="P7"><text:span text:style-name="T13">#5</text:span><text:tab/>s : Music(m) ← a : Music(m)</text:p>
      <text:p text:style-name="P16">map:music a d2rq:ClassMap;</text:p>
      <text:p text:style-name="P16"><text:s text:c="4"/>d2rq:dataStorage map:database;</text:p>
      <text:p text:style-name="P16"><text:s text:c="4"/>d2rq:uriPattern "music/@@music.title|urlify@@";</text:p>
      <text:p text:style-name="P16"><text:s text:c="4"/>d2rq:class a:Music;</text:p>
      <text:p text:style-name="P16"><text:s text:c="4"/>d2rq:classDefinitionLabel "music";</text:p>
      <text:p text:style-name="P16"><text:s text:c="4"/>.</text:p>
      <text:p text:style-name="P7"/>
      <text:p text:style-name="P7"><text:span text:style-name="T13">#6</text:span><text:tab/>s : name(p, n) ← a : name(p, n), a : Publ(p)</text:p>
      <text:p text:style-name="P16">map:publisher_name a d2rq:PropertyBridge;</text:p>
      <text:p text:style-name="P16"><text:s text:c="4"/>d2rq:belongsToClassMap map:publisher;</text:p>
      <text:p text:style-name="P16"><text:s text:c="4"/>d2rq:property a:name;</text:p>
      <text:p text:style-name="P16"><text:s text:c="4"/>d2rq:propertyDefinitionLabel "publisher-&gt;name";</text:p>
      <text:p text:style-name="P16"><text:soft-page-break/><text:s text:c="4"/>d2rq:column "publisher.name";</text:p>
      <text:p text:style-name="P16"><text:s text:c="4"/>.</text:p>
      <text:p text:style-name="P16"/>
      <text:p text:style-name="P7"><text:span text:style-name="T13">#7</text:span><text:tab/>s : address(p, a) ← a : address(p, a), a : Publ(p)</text:p>
      <text:p text:style-name="P16">map:publisher_address a d2rq:PropertyBridge;</text:p>
      <text:p text:style-name="P16"><text:s text:c="4"/>d2rq:belongsToClassMap map:publisher;</text:p>
      <text:p text:style-name="P16"><text:s text:c="4"/>d2rq:property a:address;</text:p>
      <text:p text:style-name="P16"><text:s text:c="4"/>d2rq:propertyDefinitionLabel "publisher-&gt;address";</text:p>
      <text:p text:style-name="P16"><text:s text:c="4"/>d2rq:column "publisher.address";</text:p>
      <text:p text:style-name="P16"><text:s text:c="4"/>.</text:p>
      <text:p text:style-name="P7"/>
      <text:p text:style-name="P7"><text:span text:style-name="T13">#8</text:span><text:tab/>s : Publ(p) ← a : Publ(p)</text:p>
      <text:p text:style-name="P16">map:publisher a d2rq:ClassMap;</text:p>
      <text:p text:style-name="P16"><text:s text:c="4"/>d2rq:dataStorage map:database;</text:p>
      <text:p text:style-name="P16"><text:s text:c="4"/>d2rq:uriPattern "publisher/@@publisher.name|urlify@@";</text:p>
      <text:p text:style-name="P16"><text:s text:c="4"/>d2rq:class a:Publ;</text:p>
      <text:p text:style-name="P16"><text:s text:c="4"/>d2rq:classDefinitionLabel "publisher";</text:p>
      <text:p text:style-name="P16"><text:s text:c="4"/>.</text:p>
      <text:p text:style-name="P7"/>
      <text:p text:style-name="P7"><text:span text:style-name="T13">#9</text:span><text:tab/>s : recorder(m, n) ← a : rec(m, r), a : recname(r, n), a : Recorder(r)</text:p>
      <text:p text:style-name="P16">map:music_rec a d2rq:PropertyBridge;</text:p>
      <text:p text:style-name="P16"><text:s text:c="4"/>d2rq:belongsToClassMap map:music;</text:p>
      <text:p text:style-name="P16"><text:s text:c="4"/>d2rq:property a:recorder;</text:p>
      <text:p text:style-name="P16"><text:s text:c="4"/>d2rq:column "recorder.recname";</text:p>
      <text:p text:style-name="P16"><text:s text:c="4"/>d2rq:join "music.rec =&gt; recorder.recname";</text:p>
      <text:p text:style-name="P16"><text:s text:c="4"/>.</text:p>
      <text:p text:style-name="P16"/>
      <text:p text:style-name="P11">5 Conclusão</text:p>
      <text:p text:style-name="P10"><text:span text:style-name="Fonte_20_parág._20_padrão"><text:span text:style-name="T3">xx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MI8" svg:font-family="CMMI8"/>
    <style:font-face style:name="CMR6" svg:font-family="CMR6"/>
    <style:font-face style:name="CMR8" svg:font-family="CMR8"/>
    <style:font-face style:name="CMSY8" svg:font-family="CMSY8"/>
    <style:font-face style:name="Segoe UI" svg:font-family="'Segoe UI'"/>
    <style:font-face style:name="F17" svg:font-family="F17" style:font-family-generic="swiss"/>
    <style:font-face style:name="F75" svg:font-family="F75" style:font-family-generic="swiss"/>
    <style:font-face style:name="F76" svg:font-family="F76" style:font-family-generic="swiss"/>
    <style:font-face style:name="F77" svg:font-family="F77" style:font-family-generic="swiss"/>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05-02T00:42:00.63</dc:date>
    <meta:editing-cycles>22</meta:editing-cycles>
    <meta:editing-duration>PT05H12M00S</meta:editing-duration>
    <meta:document-statistic meta:table-count="2" meta:image-count="1" meta:object-count="0" meta:page-count="6" meta:paragraph-count="198" meta:word-count="1339" meta:character-count="8844"/>
    <meta:template xlink:type="simple" xlink:actuate="onRequest" xlink:title="" xlink:href="../../../../../Downloads/Pré-Proposta.odt/Normal"/>
  </office:meta>
</office:document-meta>
</file>